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 summa lumma dumma imma superhuman and </text:p>
      <text:p text:style-name="Standard">im innovative and im made of rubber thats why</text:p>
      <text:p text:style-name="Standard"><text:s/>everything I say is ricotcheing off of me and glues to you innovative and im made of rubber so that anything you s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09:38:33</meta:creation-date>
    <dc:date>2019-02-12T09:45:28</dc:date>
    <meta:editing-duration>P0D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3" meta:word-count="39" meta:character-count="202" meta:non-whitespace-character-count="164"/>
  </office:meta>
</office:document-meta>
</file>